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2" style:family="graphic" style:parent-style-name="standard">
      <style:graphic-properties draw:textarea-horizontal-align="left" draw:textarea-vertical-align="top" draw:auto-grow-height="false" fo:min-height="1.55cm" fo:min-width="5.9cm"/>
    </style:style>
    <style:style style:name="gr3" style:family="graphic" style:parent-style-name="standard">
      <style:graphic-properties draw:textarea-horizontal-align="left" draw:textarea-vertical-align="top" draw:auto-grow-height="false" fo:min-height="2.35cm" fo:min-width="5.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1.175cm" fo:padding-top="0cm" fo:padding-bottom="0cm" fo:padding-left="0.16cm" fo:padding-right="0.16cm"/>
    </style:style>
    <style:style style:name="gr8" style:family="graphic" style:parent-style-name="standard">
      <style:graphic-properties draw:textarea-horizontal-align="left" draw:textarea-vertical-align="top" draw:auto-grow-height="false" fo:min-height="0.95cm" fo:min-width="5.9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581cm" fo:min-width="3.939cm" fo:padding-top="0cm" fo:padding-bottom="0cm" fo:padding-left="0.16cm" fo:padding-right="0.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2.318cm" fo:padding-top="0cm" fo:padding-bottom="0cm" fo:padding-left="0.16cm" fo:padding-right="0.16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581cm" fo:min-width="1.175cm" fo:padding-top="0cm" fo:padding-bottom="0cm" fo:padding-left="0.16cm" fo:padding-right="0.16cm"/>
    </style:style>
    <style:style style:name="gr12" style:family="graphic" style:parent-style-name="standard">
      <style:graphic-properties draw:textarea-horizontal-align="left" draw:textarea-vertical-align="top" draw:auto-grow-height="false" fo:min-height="3.35cm" fo:min-width="5.9cm"/>
    </style:style>
    <style:style style:name="gr13" style:family="graphic" style:parent-style-name="standard">
      <style:graphic-properties draw:textarea-horizontal-align="left" draw:textarea-vertical-align="top" draw:auto-grow-height="false" fo:min-height="1.75cm" fo:min-width="5.9cm"/>
    </style:style>
    <style:style style:name="gr14" style:family="graphic" style:parent-style-name="standard">
      <style:graphic-properties draw:textarea-horizontal-align="left" draw:textarea-vertical-align="top" draw:auto-grow-height="false" fo:min-height="1.15cm" fo:min-width="5.9cm"/>
    </style:style>
    <style:style style:name="gr15" style:family="graphic" style:parent-style-name="standard">
      <style:graphic-properties draw:textarea-horizontal-align="left" draw:textarea-vertical-align="top" draw:auto-grow-height="false" fo:min-height="2.55cm" fo:min-width="5.9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1.971cm" fo:padding-top="0cm" fo:padding-bottom="0cm" fo:padding-left="0.16cm" fo:padding-right="0.16cm"/>
    </style:style>
    <style:style style:name="gr18" style:family="graphic" style:parent-style-name="standard">
      <style:graphic-properties draw:marker-end="Circle_20_unfilled" draw:textarea-vertical-align="middle"/>
    </style:style>
    <style:style style:name="gr19" style:family="graphic" style:parent-style-name="standard">
      <style:graphic-properties draw:textarea-horizontal-align="left" draw:textarea-vertical-align="top" draw:auto-grow-height="false" fo:min-height="1.95cm" fo:min-width="5.9cm"/>
    </style:style>
    <style:style style:name="gr20" style:family="graphic" style:parent-style-name="standard">
      <style:graphic-properties draw:textarea-horizontal-align="left" draw:textarea-vertical-align="top" draw:auto-grow-height="false" fo:min-height="2.05cm" fo:min-width="5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style:paragraph-properties fo:text-align="justify"/>
      <style:text-properties fo:font-size="12pt" style:font-size-asian="18pt" style:font-size-complex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2" draw:layer="layout" svg:width="6.4cm" svg:height="0.8cm" svg:x="16.4cm" svg:y="33.9cm">
            <text:p text:style-name="P1"><text:span text:style-name="T1">Magas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4cm" svg:height="1.8cm" svg:x="16.4cm" svg:y="34.7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Nom</text:span></text:p>
              </text:list-item>
              <text:list-item>
                <text:p text:style-name="P3"><text:span text:style-name="T3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5" draw:layer="layout" svg:width="6.4cm" svg:height="0.8cm" svg:x="24.8cm" svg:y="28.7cm">
            <text:p text:style-name="P1"><text:span text:style-name="T4">Produi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4cm" svg:height="2.6cm" svg:x="24.8cm" svg:y="29.5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Marque</text:span></text:p>
              </text:list-item>
              <text:list-item>
                <text:p text:style-name="P3"><text:span text:style-name="T3">Prix unitaire</text:span></text:p>
              </text:list-item>
              <text:list-item>
                <text:p text:style-name="P3"><text:span text:style-name="T3">Contenance</text:span></text:p>
              </text:list-item>
              <text:list-item>
                <text:p text:style-name="P3"><text:span text:style-name="T3">Unit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4.8cm" svg:height="1.6cm" svg:x="25.6cm" svg:y="34.4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xml:id="id2" draw:id="id2" draw:layer="layout" svg:width="4.8cm" svg:height="1.6cm" svg:x="25.6cm" svg:y="34.4cm">
          <text:p text:style-name="P1"><text:span text:style-name="T5">Stock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22.8cm" svg:y1="35.2cm" svg:x2="25.6cm" svg:y2="35.2cm" draw:start-shape="id1" draw:end-shape="id2" draw:end-glue-point="5" svg:d="M22800 35200h2800" svg:viewBox="0 0 2801 1">
          <text:p/>
        </draw:connector>
        <draw:connector draw:style-name="gr6" draw:text-style-name="P6" draw:layer="layout" svg:x1="28cm" svg:y1="34.4cm" svg:x2="28cm" svg:y2="32.1cm" draw:start-shape="id2" draw:start-glue-point="4" draw:end-shape="id3" draw:end-glue-point="2" svg:d="M28000 34400v-2300" svg:viewBox="0 0 1 2301">
          <text:p/>
        </draw:connector>
        <draw:custom-shape draw:style-name="gr5" draw:text-style-name="P6" xml:id="id5" draw:id="id5" draw:layer="layout" svg:width="4.8cm" svg:height="1.6cm" svg:x="49.6cm" svg:y="29.6cm">
          <text:p text:style-name="P1"><text:span text:style-name="T5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47.2cm" svg:y1="30.4cm" svg:x2="49.6cm" svg:y2="30.4cm" draw:start-shape="id4" draw:start-glue-point="1" draw:end-shape="id5" draw:end-glue-point="5" svg:d="M47200 30400h2400" svg:viewBox="0 0 2401 1">
          <text:p/>
        </draw:connector>
        <draw:connector draw:style-name="gr6" draw:text-style-name="P6" draw:layer="layout" svg:x1="52cm" svg:y1="34.2cm" svg:x2="52cm" svg:y2="31.2cm" draw:start-shape="id6" draw:end-shape="id5" draw:end-glue-point="6" svg:d="M52000 34200v-3000" svg:viewBox="0 0 1 3001">
          <text:p/>
        </draw:connector>
        <draw:frame draw:style-name="gr7" draw:text-style-name="P7" draw:layer="layout" svg:width="1.6cm" svg:height="0.8cm" svg:x="22.825cm" svg:y="34.4cm">
          <draw:text-box>
            <text:p><text:span text:style-name="T5">(0,n)</text:span></text:p>
          </draw:text-box>
        </draw:frame>
        <draw:connector draw:style-name="gr6" draw:text-style-name="P6" draw:layer="layout" draw:line-skew="-0.899cm" svg:x1="48.8cm" svg:y1="35.2cm" svg:x2="49.6cm" svg:y2="39.2cm" draw:start-shape="id6" draw:start-glue-point="3" draw:end-shape="id7" draw:end-glue-point="5" svg:d="M48800 35200h-1400v4000h2200" svg:viewBox="0 0 2201 4001">
          <text:p/>
        </draw:connector>
        <draw:connector draw:style-name="gr6" draw:text-style-name="P6" draw:layer="layout" draw:line-skew="0.899cm" svg:x1="54.4cm" svg:y1="39.2cm" svg:x2="55.2cm" svg:y2="35.2cm" draw:start-shape="id7" draw:start-glue-point="7" draw:end-shape="id6" draw:end-glue-point="1" svg:d="M54400 39200h2200v-4000h-1400" svg:viewBox="0 0 2201 4001">
          <text:p/>
        </draw:connector>
        <draw:g xml:id="id4" draw:id="id4">
          <draw:custom-shape draw:style-name="gr1" draw:text-style-name="P2" draw:layer="layout" svg:width="6.4cm" svg:height="0.8cm" svg:x="40.8cm" svg:y="29.4cm">
            <text:p text:style-name="P1"><text:span text:style-name="T1">Gamm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.4cm" svg:height="1.2cm" svg:x="40.8cm" svg:y="30.2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5" draw:text-style-name="P6" xml:id="id8" draw:id="id8" draw:layer="layout" svg:width="4.8cm" svg:height="1.6cm" svg:x="33.591cm" svg:y="29.6cm">
          <text:p text:style-name="P1"><text:span text:style-name="T5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31.2cm" svg:y1="30.4cm" svg:x2="33.591cm" svg:y2="30.4cm" draw:start-shape="id3" draw:start-glue-point="1" draw:end-shape="id8" draw:end-glue-point="5" svg:d="M31200 30400h2391" svg:viewBox="0 0 2392 1">
          <text:p/>
        </draw:connector>
        <draw:connector draw:style-name="gr6" draw:text-style-name="P6" draw:layer="layout" svg:x1="38.391cm" svg:y1="30.4cm" svg:x2="40.8cm" svg:y2="30.4cm" draw:start-shape="id8" draw:start-glue-point="7" draw:end-shape="id4" svg:d="M38391 30400h2409" svg:viewBox="0 0 2410 1">
          <text:p/>
        </draw:connector>
        <draw:frame draw:style-name="gr9" draw:text-style-name="P7" draw:layer="layout" svg:width="3.8cm" svg:height="0.8cm" svg:x="45.9cm" svg:y="39.2cm">
          <draw:text-box>
            <text:p><text:span text:style-name="T5">Est composé de</text:span></text:p>
          </draw:text-box>
        </draw:frame>
        <draw:frame draw:style-name="gr10" draw:text-style-name="P7" draw:layer="layout" svg:width="2.4cm" svg:height="0.8cm" svg:x="54.4cm" svg:y="39.2cm">
          <draw:text-box>
            <text:p><text:span text:style-name="T5">Compose</text:span></text:p>
          </draw:text-box>
        </draw:frame>
        <draw:frame draw:style-name="gr7" draw:text-style-name="P7" draw:layer="layout" svg:width="1.6cm" svg:height="0.8cm" svg:x="28cm" svg:y="32.1cm">
          <draw:text-box>
            <text:p><text:span text:style-name="T5">(0,n)</text:span></text:p>
          </draw:text-box>
        </draw:frame>
        <draw:frame draw:style-name="gr7" draw:text-style-name="P7" draw:layer="layout" svg:width="1.6cm" svg:height="0.8cm" svg:x="31.2cm" svg:y="29.6cm">
          <draw:text-box>
            <text:p><text:span text:style-name="T5">(1,1)</text:span></text:p>
          </draw:text-box>
        </draw:frame>
        <draw:frame draw:style-name="gr11" draw:text-style-name="P7" draw:layer="layout" svg:width="1.6cm" svg:height="0.8cm" svg:x="39.275cm" svg:y="29.6cm">
          <draw:text-box>
            <text:p><text:span text:style-name="T5">(1,n)</text:span></text:p>
          </draw:text-box>
        </draw:frame>
        <draw:frame draw:style-name="gr7" draw:text-style-name="P7" draw:layer="layout" svg:width="1.6cm" svg:height="0.8cm" svg:x="55.2cm" svg:y="34.4cm">
          <draw:text-box>
            <text:p><text:span text:style-name="T5">(0,n)</text:span></text:p>
          </draw:text-box>
        </draw:frame>
        <draw:frame draw:style-name="gr11" draw:text-style-name="P7" draw:layer="layout" svg:width="1.6cm" svg:height="0.8cm" svg:x="47.2cm" svg:y="34.4cm">
          <draw:text-box>
            <text:p><text:span text:style-name="T5">(0,n)</text:span></text:p>
          </draw:text-box>
        </draw:frame>
        <draw:frame draw:style-name="gr7" draw:text-style-name="P7" draw:layer="layout" svg:width="1.6cm" svg:height="0.8cm" svg:x="47.2cm" svg:y="29.6cm">
          <draw:text-box>
            <text:p><text:span text:style-name="T5">(1,1)</text:span></text:p>
          </draw:text-box>
        </draw:frame>
        <draw:frame draw:style-name="gr7" draw:text-style-name="P7" draw:layer="layout" svg:width="1.6cm" svg:height="0.8cm" svg:x="52cm" svg:y="33.4cm">
          <draw:text-box>
            <text:p><text:span text:style-name="T5">(0,n)</text:span></text:p>
          </draw:text-box>
        </draw:frame>
        <draw:g xml:id="id13" draw:id="id13">
          <draw:custom-shape draw:style-name="gr1" draw:text-style-name="P2" draw:layer="layout" svg:width="6.4cm" svg:height="0.8cm" svg:x="32cm" svg:y="7.4cm">
            <text:p text:style-name="P1"><text:span text:style-name="T1">Réservation bie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6.4cm" svg:height="3.6cm" svg:x="32cm" svg:y="8.2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 enregistrement</text:span></text:p>
              </text:list-item>
              <text:list-item>
                <text:p text:style-name="P3"><text:span text:style-name="T6">Date début</text:span></text:p>
              </text:list-item>
              <text:list-item>
                <text:p text:style-name="P3"><text:span text:style-name="T6">Date fin</text:span></text:p>
              </text:list-item>
              <text:list-item>
                <text:p text:style-name="P3"><text:span text:style-name="T6">Nombre de personnes</text:span></text:p>
              </text:list-item>
              <text:list-item>
                <text:p text:style-name="P3"><text:span text:style-name="T6">Taxe par personnes</text:span></text:p>
              </text:list-item>
              <text:list-item>
                <text:p text:style-name="P3"><text:span text:style-name="T6">Statu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5" draw:id="id15">
          <draw:custom-shape draw:style-name="gr1" draw:text-style-name="P2" draw:layer="layout" svg:width="6.4cm" svg:height="0.8cm" svg:x="32cm" svg:y="17cm">
            <text:p text:style-name="P1"><text:span text:style-name="T1">Bien louabl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6.4cm" svg:height="2cm" svg:x="32cm" svg:y="17.8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  <text:list-item>
                <text:p text:style-name="P3"><text:span text:style-name="T3">Emplacemen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7" draw:id="id17">
          <draw:custom-shape draw:style-name="gr1" draw:text-style-name="P2" draw:layer="layout" svg:width="6.4cm" svg:height="0.8cm" svg:x="19.2cm" svg:y="20.4cm">
            <text:p text:style-name="P1"><text:span text:style-name="T1">Contenu bie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.4cm" svg:height="1.2cm" svg:x="19.2cm" svg:y="21.2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0" draw:id="id20">
          <draw:custom-shape draw:style-name="gr1" draw:text-style-name="P2" draw:layer="layout" svg:width="6.4cm" svg:height="0.8cm" svg:x="48cm" svg:y="8.6cm">
            <text:p text:style-name="P1"><text:span text:style-name="T1">Option réservation bie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.4cm" svg:height="1.2cm" svg:x="48cm" svg:y="9.4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1" draw:text-style-name="P2" draw:layer="layout" svg:width="6.4cm" svg:height="0.8cm" svg:x="48cm" svg:y="0.5cm">
            <text:p text:style-name="P1"><text:span text:style-name="T1">Formule tarifaire bie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6.4cm" svg:height="1.4cm" svg:x="48cm" svg:y="1.3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6.4cm" svg:height="0.8cm" svg:x="16cm" svg:y="7.8cm">
            <text:p text:style-name="P1"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6.4cm" svg:height="2.8cm" svg:x="16cm" svg:y="8.6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Nom</text:span></text:p>
              </text:list-item>
              <text:list-item>
                <text:p text:style-name="P3"><text:span text:style-name="T6">Prénom</text:span></text:p>
              </text:list-item>
              <text:list-item>
                <text:p text:style-name="P3"><text:span text:style-name="T6">Adresse</text:span></text:p>
              </text:list-item>
              <text:list-item>
                <text:p text:style-name="P3"><text:span text:style-name="T6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xml:id="id12" draw:id="id12" draw:layer="layout" svg:width="4.8cm" svg:height="1.6cm" svg:x="24.8cm" svg:y="8.8cm">
          <text:p text:style-name="P1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6" xml:id="id14" draw:id="id14" draw:layer="layout" svg:width="4.8cm" svg:height="1.6cm" svg:x="32.8cm" svg:y="13.6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6" xml:id="id16" draw:id="id16" draw:layer="layout" svg:width="4.8cm" svg:height="1.6cm" svg:x="24.8cm" svg:y="17.6cm">
          <text:p text:style-name="P1"><text:span text:style-name="T5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6" xml:id="id23" draw:id="id23" draw:layer="layout" svg:width="4.8cm" svg:height="1.6cm" svg:x="40cm" svg:y="0.8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6" xml:id="id9" draw:id="id9" draw:layer="layout" svg:width="4.8cm" svg:height="1.6cm" svg:x="48.8cm" svg:y="5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7" xml:id="id10" draw:id="id10" draw:layer="layout" svg:width="2.4cm" svg:height="0.8cm" svg:x="54.4cm" svg:y="6.2cm">
          <draw:text-box>
            <text:p><text:span text:style-name="T5">Montant</text:span></text:p>
          </draw:text-box>
        </draw:frame>
        <draw:connector draw:style-name="gr18" draw:text-style-name="P6" draw:layer="layout" svg:x1="53.6cm" svg:y1="5.8cm" svg:x2="54.4cm" svg:y2="6.6cm" draw:start-shape="id9" draw:start-glue-point="7" draw:end-shape="id10" draw:end-glue-point="3" svg:d="M53600 5800h401v800h399" svg:viewBox="0 0 801 801">
          <text:p/>
        </draw:connector>
        <draw:custom-shape draw:style-name="gr16" draw:text-style-name="P6" xml:id="id21" draw:id="id21" draw:layer="layout" svg:width="4.8cm" svg:height="1.6cm" svg:x="40.8cm" svg:y="8.8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6" xml:id="id19" draw:id="id19" draw:layer="layout" svg:width="4.8cm" svg:height="1.6cm" svg:x="40.8cm" svg:y="17.6cm">
          <text:p text:style-name="P1"><text:span text:style-name="T5">S'appliquer 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22.4cm" svg:y1="9.6cm" svg:x2="24.8cm" svg:y2="9.6cm" draw:start-shape="id11" draw:start-glue-point="1" draw:end-shape="id12" draw:end-glue-point="5" svg:d="M22400 9600h2400" svg:viewBox="0 0 2401 1">
          <text:p/>
        </draw:connector>
        <draw:connector draw:style-name="gr6" draw:text-style-name="P6" draw:layer="layout" svg:x1="29.6cm" svg:y1="9.6cm" svg:x2="32cm" svg:y2="9.6cm" draw:start-shape="id12" draw:start-glue-point="7" draw:end-shape="id13" svg:d="M29600 9600h2400" svg:viewBox="0 0 2401 1">
          <text:p/>
        </draw:connector>
        <draw:frame draw:style-name="gr7" draw:text-style-name="P7" draw:layer="layout" svg:width="1.6cm" svg:height="0.8cm" svg:x="22.4cm" svg:y="8.8cm">
          <draw:text-box>
            <text:p><text:span text:style-name="T5">(0,n)</text:span></text:p>
          </draw:text-box>
        </draw:frame>
        <draw:frame draw:style-name="gr11" draw:text-style-name="P7" draw:layer="layout" svg:width="1.6cm" svg:height="0.8cm" svg:x="30.4cm" svg:y="8.8cm">
          <draw:text-box>
            <text:p><text:span text:style-name="T5">(1,1)</text:span></text:p>
          </draw:text-box>
        </draw:frame>
        <draw:connector draw:style-name="gr6" draw:text-style-name="P6" draw:layer="layout" svg:x1="35.2cm" svg:y1="13.6cm" svg:x2="35.2cm" svg:y2="11.8cm" draw:start-shape="id14" draw:start-glue-point="4" draw:end-shape="id13" svg:d="M35200 13600v-1800" svg:viewBox="0 0 1 1801">
          <text:p/>
        </draw:connector>
        <draw:connector draw:style-name="gr6" draw:text-style-name="P6" draw:layer="layout" svg:x1="35.2cm" svg:y1="17cm" svg:x2="35.2cm" svg:y2="15.2cm" draw:start-shape="id15" draw:end-shape="id14" draw:end-glue-point="6" svg:d="M35200 17000v-1800" svg:viewBox="0 0 1 1801">
          <text:p/>
        </draw:connector>
        <draw:frame draw:style-name="gr7" draw:text-style-name="P7" draw:layer="layout" svg:width="1.6cm" svg:height="0.8cm" svg:x="35.2cm" svg:y="11.8cm">
          <draw:text-box>
            <text:p><text:span text:style-name="T5">(1,n)</text:span></text:p>
          </draw:text-box>
        </draw:frame>
        <draw:frame draw:style-name="gr7" draw:text-style-name="P7" draw:layer="layout" svg:width="1.6cm" svg:height="0.8cm" svg:x="35.2cm" svg:y="16.2cm">
          <draw:text-box>
            <text:p><text:span text:style-name="T5">(0,n)</text:span></text:p>
          </draw:text-box>
        </draw:frame>
        <draw:connector draw:style-name="gr6" draw:text-style-name="P6" draw:layer="layout" svg:x1="29.6cm" svg:y1="18.4cm" svg:x2="32cm" svg:y2="18.4cm" draw:start-shape="id16" draw:start-glue-point="7" draw:end-shape="id15" svg:d="M29600 18400h2400" svg:viewBox="0 0 2401 1">
          <text:p/>
        </draw:connector>
        <draw:connector draw:style-name="gr6" draw:text-style-name="P6" draw:layer="layout" svg:x1="22.4cm" svg:y1="20.4cm" svg:x2="24.8cm" svg:y2="18.4cm" draw:start-shape="id17" draw:start-glue-point="0" draw:end-shape="id16" draw:end-glue-point="5" svg:d="M22400 20400v-2000h2400" svg:viewBox="0 0 2401 2001">
          <text:p/>
        </draw:connector>
        <draw:frame draw:style-name="gr17" draw:text-style-name="P7" xml:id="id18" draw:id="id18" draw:layer="layout" svg:width="2.4cm" svg:height="0.8cm" svg:x="27.6cm" svg:y="19.2cm">
          <draw:text-box>
            <text:p><text:span text:style-name="T5">Nombre</text:span></text:p>
          </draw:text-box>
        </draw:frame>
        <draw:connector draw:style-name="gr18" draw:text-style-name="P6" draw:layer="layout" svg:x1="27.2cm" svg:y1="19.2cm" svg:x2="27.6cm" svg:y2="19.6cm" draw:start-shape="id16" draw:start-glue-point="6" draw:end-shape="id18" draw:end-glue-point="3" svg:d="M27200 19200v400h400" svg:viewBox="0 0 401 401">
          <text:p/>
        </draw:connector>
        <draw:frame draw:style-name="gr11" draw:text-style-name="P7" draw:layer="layout" svg:width="1.6cm" svg:height="0.8cm" svg:x="30.4cm" svg:y="17.6cm">
          <draw:text-box>
            <text:p><text:span text:style-name="T5">(1,n)</text:span></text:p>
          </draw:text-box>
        </draw:frame>
        <draw:frame draw:style-name="gr7" draw:text-style-name="P7" draw:layer="layout" svg:width="1.6cm" svg:height="0.8cm" svg:x="22.4cm" svg:y="19.6cm">
          <draw:text-box>
            <text:p><text:span text:style-name="T5">(1,n)</text:span></text:p>
          </draw:text-box>
        </draw:frame>
        <draw:connector draw:style-name="gr6" draw:text-style-name="P6" draw:layer="layout" svg:x1="38.4cm" svg:y1="18.4cm" svg:x2="40.8cm" svg:y2="18.4cm" draw:start-shape="id15" draw:end-shape="id19" draw:end-glue-point="5" svg:d="M38400 18400h2400" svg:viewBox="0 0 2401 1">
          <text:p/>
        </draw:connector>
        <draw:connector draw:style-name="gr6" draw:text-style-name="P6" draw:layer="layout" svg:x1="45.6cm" svg:y1="18.4cm" svg:x2="51.2cm" svg:y2="10.6cm" draw:start-shape="id19" draw:start-glue-point="7" draw:end-shape="id20" draw:end-glue-point="2" svg:d="M45600 18400h5600v-7800" svg:viewBox="0 0 5601 7801">
          <text:p/>
        </draw:connector>
        <draw:frame draw:style-name="gr7" draw:text-style-name="P7" draw:layer="layout" svg:width="1.6cm" svg:height="0.8cm" svg:x="38.4cm" svg:y="17.6cm">
          <draw:text-box>
            <text:p><text:span text:style-name="T5">(0,n)</text:span></text:p>
          </draw:text-box>
        </draw:frame>
        <draw:frame draw:style-name="gr7" draw:text-style-name="P7" draw:layer="layout" svg:width="1.6cm" svg:height="0.8cm" svg:x="51.2cm" svg:y="10.6cm">
          <draw:text-box>
            <text:p><text:span text:style-name="T5">(0,n)</text:span></text:p>
          </draw:text-box>
        </draw:frame>
        <draw:connector draw:style-name="gr6" draw:text-style-name="P6" draw:layer="layout" svg:x1="40.8cm" svg:y1="9.6cm" svg:x2="38.4cm" svg:y2="9.6cm" draw:start-shape="id21" draw:start-glue-point="5" draw:end-shape="id13" svg:d="M40800 9600h-2400" svg:viewBox="0 0 2401 1">
          <text:p/>
        </draw:connector>
        <draw:connector draw:style-name="gr6" draw:text-style-name="P6" draw:layer="layout" svg:x1="48cm" svg:y1="9.6cm" svg:x2="45.6cm" svg:y2="9.6cm" draw:start-shape="id20" draw:start-glue-point="3" draw:end-shape="id21" draw:end-glue-point="7" svg:d="M48000 9600h-2400" svg:viewBox="0 0 2401 1">
          <text:p/>
        </draw:connector>
        <draw:frame draw:style-name="gr7" draw:text-style-name="P7" draw:layer="layout" svg:width="1.6cm" svg:height="0.8cm" svg:x="38.4cm" svg:y="8.6cm">
          <draw:text-box>
            <text:p><text:span text:style-name="T5">(0,n)</text:span></text:p>
          </draw:text-box>
        </draw:frame>
        <draw:frame draw:style-name="gr11" draw:text-style-name="P7" draw:layer="layout" svg:width="1.6cm" svg:height="0.8cm" svg:x="46.4cm" svg:y="8.8cm">
          <draw:text-box>
            <text:p><text:span text:style-name="T5">(0,n)</text:span></text:p>
          </draw:text-box>
        </draw:frame>
        <draw:connector draw:style-name="gr6" draw:text-style-name="P6" draw:layer="layout" svg:x1="51.2cm" svg:y1="6.6cm" svg:x2="51.2cm" svg:y2="8.6cm" draw:start-shape="id9" draw:start-glue-point="6" draw:end-shape="id20" draw:end-glue-point="0" svg:d="M51200 6600v2000" svg:viewBox="0 0 1 2001">
          <text:p/>
        </draw:connector>
        <draw:connector draw:style-name="gr6" draw:text-style-name="P6" draw:layer="layout" svg:x1="51.2cm" svg:y1="2.7cm" svg:x2="51.2cm" svg:y2="5cm" draw:start-shape="id22" draw:start-glue-point="2" draw:end-shape="id9" draw:end-glue-point="4" svg:d="M51200 2700v2300" svg:viewBox="0 0 1 2301">
          <text:p/>
        </draw:connector>
        <draw:frame draw:style-name="gr7" draw:text-style-name="P7" draw:layer="layout" svg:width="1.6cm" svg:height="0.8cm" svg:x="51.2cm" svg:y="7.8cm">
          <draw:text-box>
            <text:p><text:span text:style-name="T5">(0,1)</text:span></text:p>
          </draw:text-box>
        </draw:frame>
        <draw:frame draw:style-name="gr7" draw:text-style-name="P7" draw:layer="layout" svg:width="1.6cm" svg:height="0.8cm" svg:x="51.2cm" svg:y="2.7cm">
          <draw:text-box>
            <text:p><text:span text:style-name="T5">(0,n)</text:span></text:p>
          </draw:text-box>
        </draw:frame>
        <draw:connector draw:style-name="gr6" draw:text-style-name="P6" draw:layer="layout" svg:x1="35.2cm" svg:y1="7.4cm" svg:x2="40cm" svg:y2="1.6cm" draw:start-shape="id13" draw:start-glue-point="0" draw:end-shape="id23" draw:end-glue-point="5" svg:d="M35200 7400v-5800h4800" svg:viewBox="0 0 4801 5801">
          <text:p/>
        </draw:connector>
        <draw:connector draw:style-name="gr6" draw:text-style-name="P6" draw:layer="layout" svg:x1="44.8cm" svg:y1="1.6cm" svg:x2="48cm" svg:y2="1.6cm" draw:start-shape="id23" draw:start-glue-point="7" draw:end-shape="id22" draw:end-glue-point="3" svg:d="M44800 1600h3200" svg:viewBox="0 0 3201 1">
          <text:p/>
        </draw:connector>
        <draw:custom-shape draw:style-name="gr16" draw:text-style-name="P6" xml:id="id24" draw:id="id24" draw:layer="layout" svg:width="4.8cm" svg:height="1.6cm" svg:x="40.8cm" svg:y="20.8cm">
          <text:p text:style-name="P1"><text:span text:style-name="T5">S'appliquer 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35.2cm" svg:y1="19.8cm" svg:x2="40.8cm" svg:y2="21.6cm" draw:start-shape="id15" draw:start-glue-point="2" draw:end-shape="id24" draw:end-glue-point="5" svg:d="M35200 19800v1800h5600" svg:viewBox="0 0 5601 1801">
          <text:p/>
        </draw:connector>
        <draw:connector draw:style-name="gr6" draw:text-style-name="P6" draw:layer="layout" draw:line-skew="1.699cm" svg:x1="45.6cm" svg:y1="21.6cm" svg:x2="54.4cm" svg:y2="1.6cm" draw:start-shape="id24" draw:start-glue-point="7" draw:end-shape="id22" draw:end-glue-point="1" svg:d="M45600 21600h11000v-20000h-2200" svg:viewBox="0 0 11001 20001">
          <text:p/>
        </draw:connector>
        <draw:frame draw:style-name="gr7" draw:text-style-name="P7" draw:layer="layout" svg:width="1.6cm" svg:height="0.8cm" svg:x="54.4cm" svg:y="0.8cm">
          <draw:text-box>
            <text:p><text:span text:style-name="T5">(0,n)</text:span></text:p>
          </draw:text-box>
        </draw:frame>
        <draw:frame draw:style-name="gr7" draw:text-style-name="P7" draw:layer="layout" svg:width="1.6cm" svg:height="0.8cm" svg:x="35.2cm" svg:y="19.8cm">
          <draw:text-box>
            <text:p><text:span text:style-name="T5">(0,n)</text:span></text:p>
          </draw:text-box>
        </draw:frame>
        <draw:frame draw:style-name="gr7" draw:text-style-name="P7" draw:layer="layout" svg:width="1.6cm" svg:height="0.8cm" svg:x="35.2cm" svg:y="6.6cm">
          <draw:text-box>
            <text:p><text:span text:style-name="T5">(0,n)</text:span></text:p>
          </draw:text-box>
        </draw:frame>
        <draw:frame draw:style-name="gr11" draw:text-style-name="P7" draw:layer="layout" svg:width="1.6cm" svg:height="0.8cm" svg:x="46.4cm" svg:y="0.8cm">
          <draw:text-box>
            <text:p><text:span text:style-name="T5">(0,n)</text:span></text:p>
          </draw:text-box>
        </draw:frame>
        <draw:frame draw:style-name="gr17" draw:text-style-name="P7" xml:id="id25" draw:id="id25" draw:layer="layout" svg:width="2.4cm" svg:height="0.8cm" svg:x="43.8cm" svg:y="22.8cm">
          <draw:text-box>
            <text:p><text:span text:style-name="T5">Montant</text:span></text:p>
          </draw:text-box>
        </draw:frame>
        <draw:connector draw:style-name="gr18" draw:text-style-name="P6" draw:layer="layout" svg:x1="43.2cm" svg:y1="22.4cm" svg:x2="43.8cm" svg:y2="23.2cm" draw:start-shape="id24" draw:start-glue-point="6" draw:end-shape="id25" draw:end-glue-point="3" svg:d="M43200 22400v800h600" svg:viewBox="0 0 601 801">
          <text:p/>
        </draw:connector>
        <draw:frame draw:style-name="gr17" draw:text-style-name="P7" xml:id="id26" draw:id="id26" draw:layer="layout" svg:width="2.4cm" svg:height="0.8cm" svg:x="43.2cm" svg:y="2.8cm">
          <draw:text-box>
            <text:p><text:span text:style-name="T5">Quantité</text:span></text:p>
          </draw:text-box>
        </draw:frame>
        <draw:connector draw:style-name="gr18" draw:text-style-name="P6" draw:layer="layout" svg:x1="42.4cm" svg:y1="2.4cm" svg:x2="43.2cm" svg:y2="3.2cm" draw:start-shape="id23" draw:start-glue-point="6" draw:end-shape="id26" draw:end-glue-point="3" svg:d="M42400 2400v800h800" svg:viewBox="0 0 801 801">
          <text:p/>
        </draw:connector>
        <draw:frame draw:style-name="gr17" draw:text-style-name="P7" xml:id="id27" draw:id="id27" draw:layer="layout" svg:width="2.4cm" svg:height="0.8cm" svg:x="44cm" svg:y="10.8cm">
          <draw:text-box>
            <text:p><text:span text:style-name="T5">Quantité</text:span></text:p>
          </draw:text-box>
        </draw:frame>
        <draw:connector draw:style-name="gr18" draw:text-style-name="P6" draw:layer="layout" svg:x1="43.2cm" svg:y1="10.4cm" svg:x2="44cm" svg:y2="11.2cm" draw:start-shape="id21" draw:start-glue-point="6" draw:end-shape="id27" draw:end-glue-point="3" svg:d="M43200 10400v800h800" svg:viewBox="0 0 801 801">
          <text:p/>
        </draw:connector>
        <draw:g xml:id="id33" draw:id="id33">
          <draw:custom-shape draw:style-name="gr1" draw:text-style-name="P2" draw:layer="layout" svg:width="6.4cm" svg:height="0.8cm" svg:x="0cm" svg:y="30.5cm">
            <text:p text:style-name="P1"><text:span text:style-name="T1">Type d'activité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6.4cm" svg:height="2.2cm" svg:x="0cm" svg:y="31.3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escription</text:span></text:p>
              </text:list-item>
              <text:list-item>
                <text:p text:style-name="P3"><text:span text:style-name="T6">Nombre personnes min</text:span></text:p>
              </text:list-item>
              <text:list-item>
                <text:p text:style-name="P3"><text:span text:style-name="T6">Pré-réserva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6" draw:id="id36">
          <draw:custom-shape draw:style-name="gr1" draw:text-style-name="P2" draw:layer="layout" svg:width="6.4cm" svg:height="0.8cm" svg:x="0cm" svg:y="22.5cm">
            <text:p text:style-name="P1"><text:span text:style-name="T1">Activité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" xml:id="id32" draw:id="id32" draw:layer="layout" svg:width="6.4cm" svg:height="2.2cm" svg:x="0cm" svg:y="23.3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</text:span></text:p>
              </text:list-item>
              <text:list-item>
                <text:p text:style-name="P3"><text:span text:style-name="T6">Prix</text:span></text:p>
              </text:list-item>
              <text:list-item>
                <text:p text:style-name="P3"><text:span text:style-name="T6">Statu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6.4cm" svg:height="0.8cm" svg:x="0cm" svg:y="14.7cm">
            <text:p text:style-name="P1"><text:span text:style-name="T1">Réservation activité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xml:id="id30" draw:id="id30" draw:layer="layout" svg:width="6.4cm" svg:height="2.3cm" svg:x="0cm" svg:y="15.5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 enregistrement</text:span></text:p>
              </text:list-item>
              <text:list-item>
                <text:p text:style-name="P3"><text:span text:style-name="T6">Nombre de personnes</text:span></text:p>
              </text:list-item>
              <text:list-item>
                <text:p text:style-name="P3"><text:span text:style-name="T6">Statu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4" draw:id="id34">
          <draw:custom-shape draw:style-name="gr1" draw:text-style-name="P2" draw:layer="layout" svg:width="6.4cm" svg:height="0.8cm" svg:x="0cm" svg:y="8.1cm">
            <text:p text:style-name="P1"><text:span text:style-name="T1">Formule tarifaire activité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6.4cm" svg:height="2.2cm" svg:x="0cm" svg:y="8.9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Description</text:span></text:p>
              </text:list-item>
              <text:list-item>
                <text:p text:style-name="P3"><text:span text:style-name="T3">Réduction</text:span></text:p>
              </text:list-item>
              <text:list-item>
                <text:p text:style-name="P3"><text:span text:style-name="T3">Validit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xml:id="id28" draw:id="id28" draw:layer="layout" svg:width="4.8cm" svg:height="1.6cm" svg:x="8.8cm" svg:y="15.2cm">
          <text:p text:style-name="P1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6.4cm" svg:y1="16cm" svg:x2="8.8cm" svg:y2="16cm" draw:end-shape="id28" draw:end-glue-point="5" svg:d="M6400 16000h2400" svg:viewBox="0 0 2401 1">
          <text:p/>
        </draw:connector>
        <draw:connector draw:style-name="gr6" draw:text-style-name="P6" draw:layer="layout" svg:x1="13.6cm" svg:y1="16cm" svg:x2="19.2cm" svg:y2="11.4cm" draw:start-shape="id28" draw:start-glue-point="7" draw:end-shape="id11" draw:end-glue-point="2" svg:d="M13600 16000h5600v-4600" svg:viewBox="0 0 5601 4601">
          <text:p/>
        </draw:connector>
        <draw:frame draw:style-name="gr7" draw:text-style-name="P7" draw:layer="layout" svg:width="1.6cm" svg:height="0.8cm" svg:x="6.4cm" svg:y="15.2cm">
          <draw:text-box>
            <text:p><text:span text:style-name="T5">(1,1)</text:span></text:p>
          </draw:text-box>
        </draw:frame>
        <draw:frame draw:style-name="gr7" draw:text-style-name="P7" draw:layer="layout" svg:width="1.6cm" svg:height="0.8cm" svg:x="19.2cm" svg:y="11.4cm">
          <draw:text-box>
            <text:p><text:span text:style-name="T5">(0,n)</text:span></text:p>
          </draw:text-box>
        </draw:frame>
        <draw:custom-shape draw:style-name="gr16" draw:text-style-name="P6" xml:id="id29" draw:id="id29" draw:layer="layout" svg:width="4.8cm" svg:height="1.6cm" svg:x="0.8cm" svg:y="19.2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3.2cm" svg:y1="19.2cm" svg:x2="3.2cm" svg:y2="17.8cm" draw:start-shape="id29" draw:start-glue-point="4" draw:end-shape="id30" svg:d="M3200 19200v-1400" svg:viewBox="0 0 1 1401">
          <text:p/>
        </draw:connector>
        <draw:connector draw:style-name="gr6" draw:text-style-name="P6" draw:layer="layout" svg:x1="3.2cm" svg:y1="22.4cm" svg:x2="3.2cm" svg:y2="20.8cm" draw:end-shape="id29" draw:end-glue-point="6" svg:d="M3200 22400v-1600" svg:viewBox="0 0 1 1601">
          <text:p/>
        </draw:connector>
        <draw:frame draw:style-name="gr7" draw:text-style-name="P7" draw:layer="layout" svg:width="1.6cm" svg:height="0.8cm" svg:x="3.2cm" svg:y="17.8cm">
          <draw:text-box>
            <text:p><text:span text:style-name="T5">(1,1)</text:span></text:p>
          </draw:text-box>
        </draw:frame>
        <draw:frame draw:style-name="gr7" draw:text-style-name="P7" draw:layer="layout" svg:width="1.6cm" svg:height="0.8cm" svg:x="3.2cm" svg:y="21.7cm">
          <draw:text-box>
            <text:p><text:span text:style-name="T5">(0,n)</text:span></text:p>
          </draw:text-box>
        </draw:frame>
        <draw:custom-shape draw:style-name="gr16" draw:text-style-name="P6" xml:id="id31" draw:id="id31" draw:layer="layout" svg:width="4.8cm" svg:height="1.6cm" svg:x="0.8cm" svg:y="27.2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3.2cm" svg:y1="27.2cm" svg:x2="3.2cm" svg:y2="25.5cm" draw:start-shape="id31" draw:start-glue-point="4" draw:end-shape="id32" svg:d="M3200 27200v-1700" svg:viewBox="0 0 1 1701">
          <text:p/>
        </draw:connector>
        <draw:connector draw:style-name="gr6" draw:text-style-name="P6" draw:layer="layout" svg:x1="3.2cm" svg:y1="30.5cm" svg:x2="3.2cm" svg:y2="28.8cm" draw:start-shape="id33" draw:end-shape="id31" draw:end-glue-point="6" svg:d="M3200 30500v-1700" svg:viewBox="0 0 1 1701">
          <text:p/>
        </draw:connector>
        <draw:frame draw:style-name="gr7" draw:text-style-name="P7" draw:layer="layout" svg:width="1.6cm" svg:height="0.8cm" svg:x="3.2cm" svg:y="25.5cm">
          <draw:text-box>
            <text:p><text:span text:style-name="T5">(1,1)</text:span></text:p>
          </draw:text-box>
        </draw:frame>
        <draw:frame draw:style-name="gr7" draw:text-style-name="P7" draw:layer="layout" svg:width="1.6cm" svg:height="0.8cm" svg:x="3.2cm" svg:y="29.8cm">
          <draw:text-box>
            <text:p><text:span text:style-name="T5">(0,n)</text:span></text:p>
          </draw:text-box>
        </draw:frame>
        <draw:custom-shape draw:style-name="gr16" draw:text-style-name="P6" xml:id="id35" draw:id="id35" draw:layer="layout" svg:width="4.8cm" svg:height="1.6cm" svg:x="8.8cm" svg:y="8.8cm">
          <text:p text:style-name="P1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6.4cm" svg:y1="9.6cm" svg:x2="8.8cm" svg:y2="9.6cm" draw:start-shape="id34" draw:end-shape="id35" draw:end-glue-point="5" svg:d="M6400 9600h2400" svg:viewBox="0 0 2401 1">
          <text:p/>
        </draw:connector>
        <draw:connector draw:style-name="gr6" draw:text-style-name="P6" draw:layer="layout" svg:x1="13.6cm" svg:y1="9.6cm" svg:x2="16cm" svg:y2="9.6cm" draw:start-shape="id35" draw:start-glue-point="7" draw:end-shape="id11" svg:d="M13600 9600h2400" svg:viewBox="0 0 2401 1">
          <text:p/>
        </draw:connector>
        <draw:frame draw:style-name="gr7" draw:text-style-name="P7" draw:layer="layout" svg:width="1.6cm" svg:height="0.8cm" svg:x="6.4cm" svg:y="8.8cm">
          <draw:text-box>
            <text:p><text:span text:style-name="T5">(0,n)</text:span></text:p>
          </draw:text-box>
        </draw:frame>
        <draw:frame draw:style-name="gr11" draw:text-style-name="P7" draw:layer="layout" svg:width="1.6cm" svg:height="0.8cm" svg:x="14.4cm" svg:y="8.8cm">
          <draw:text-box>
            <text:p><text:span text:style-name="T5">(1,1)</text:span></text:p>
          </draw:text-box>
        </draw:frame>
        <draw:custom-shape draw:style-name="gr16" draw:text-style-name="P6" xml:id="id37" draw:id="id37" draw:layer="layout" svg:width="4.8cm" svg:height="1.6cm" svg:x="8.8cm" svg:y="25.6cm">
          <text:p text:style-name="P1"><text:span text:style-name="T5">Anim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6.4cm" svg:y1="24cm" svg:x2="11.2cm" svg:y2="25.6cm" draw:start-shape="id36" draw:start-glue-point="1" draw:end-shape="id37" draw:end-glue-point="4" svg:d="M6400 24000h4800v1600" svg:viewBox="0 0 4801 1601">
          <text:p/>
        </draw:connector>
        <draw:connector draw:style-name="gr6" draw:text-style-name="P6" draw:layer="layout" svg:x1="11.2cm" svg:y1="29.1cm" svg:x2="11.2cm" svg:y2="27.2cm" draw:start-shape="id38" draw:start-glue-point="0" draw:end-shape="id37" draw:end-glue-point="6" svg:d="M11200 29100v-1900" svg:viewBox="0 0 1 1901">
          <text:p/>
        </draw:connector>
        <draw:frame draw:style-name="gr21" draw:text-style-name="P7" draw:layer="layout" svg:width="1.675cm" svg:height="0.831cm" svg:x="11.2cm" svg:y="28.277cm">
          <draw:text-box>
            <text:p><text:span text:style-name="T5">(0,n)</text:span></text:p>
          </draw:text-box>
        </draw:frame>
        <draw:frame draw:style-name="gr21" draw:text-style-name="P7" draw:layer="layout" svg:width="1.675cm" svg:height="0.831cm" svg:x="6.425cm" svg:y="23.1cm">
          <draw:text-box>
            <text:p><text:span text:style-name="T5">(1,n)</text:span></text:p>
          </draw:text-box>
        </draw:frame>
        <draw:g xml:id="id38" draw:id="id38">
          <draw:custom-shape draw:style-name="gr1" draw:text-style-name="P2" draw:layer="layout" svg:width="6.4cm" svg:height="0.8cm" svg:x="8cm" svg:y="29.1cm">
            <text:p text:style-name="P1"><text:span text:style-name="T1">Employé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6.4cm" svg:height="1.8cm" svg:x="8cm" svg:y="29.9cm">
            <text:list text:style-name="L1">
              <text:list-item>
                <text:p text:style-name="P3"><text:span text:style-name="T7">Numéro</text:span></text:p>
              </text:list-item>
              <text:list-item>
                <text:p text:style-name="P3"><text:span text:style-name="T5">Nom</text:span></text:p>
              </text:list-item>
              <text:list-item>
                <text:p text:style-name="P3"><text:span text:style-name="T5">Prénom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xml:id="id39" draw:id="id39" draw:layer="layout" svg:width="4.8cm" svg:height="1.6cm" svg:x="8.8cm" svg:y="34.4cm">
          <text:p text:style-name="P1"><text:span text:style-name="T5">Diri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16.4cm" svg:y1="35.2cm" svg:x2="13.6cm" svg:y2="35.2cm" draw:start-shape="id1" draw:start-glue-point="3" draw:end-shape="id39" draw:end-glue-point="7" svg:d="M16400 35200h-2800" svg:viewBox="0 0 2801 1">
          <text:p/>
        </draw:connector>
        <draw:connector draw:style-name="gr6" draw:text-style-name="P6" draw:layer="layout" svg:x1="11.2cm" svg:y1="31.7cm" svg:x2="11.2cm" svg:y2="34.4cm" draw:start-shape="id38" draw:start-glue-point="2" draw:end-shape="id39" svg:d="M11200 31700v2700" svg:viewBox="0 0 1 2701">
          <text:p/>
        </draw:connector>
        <draw:frame draw:style-name="gr21" draw:text-style-name="P7" draw:layer="layout" svg:width="1.675cm" svg:height="0.831cm" svg:x="11.2cm" svg:y="31.769cm">
          <draw:text-box>
            <text:p><text:span text:style-name="T5">(0,1)</text:span></text:p>
          </draw:text-box>
        </draw:frame>
        <draw:frame draw:style-name="gr11" draw:text-style-name="P7" draw:layer="layout" svg:width="1.6cm" svg:height="0.8cm" svg:x="14.8cm" svg:y="34.4cm">
          <draw:text-box>
            <text:p><text:span text:style-name="T5">(1,1)</text:span></text:p>
          </draw:text-box>
        </draw:frame>
        <draw:g xml:id="id6" draw:id="id6">
          <draw:custom-shape draw:style-name="gr1" draw:text-style-name="P2" draw:layer="layout" svg:width="6.4cm" svg:height="0.8cm" svg:x="48.8cm" svg:y="34.2cm">
            <text:p text:style-name="P1"><text:span text:style-name="T1">Famill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.4cm" svg:height="1.2cm" svg:x="48.8cm" svg:y="35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xml:id="id7" draw:id="id7" draw:layer="layout" svg:width="4.8cm" svg:height="1.6cm" svg:x="49.6cm" svg:y="38.4cm">
          <text:p text:style-name="P1"><text:span text:style-name="T5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6" xml:id="id40" draw:id="id40" draw:layer="layout" svg:width="4.8cm" svg:height="1.6cm" svg:x="17.2cm" svg:y="29.6cm">
          <text:p text:style-name="P1"><text:span text:style-name="T5">Vend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22cm" svg:y1="30.4cm" svg:x2="24.8cm" svg:y2="30.4cm" draw:start-shape="id40" draw:start-glue-point="7" draw:end-shape="id3" draw:end-glue-point="3" svg:d="M22000 30400h2800" svg:viewBox="0 0 2801 1">
          <text:p/>
        </draw:connector>
        <draw:connector draw:style-name="gr6" draw:text-style-name="P6" draw:layer="layout" svg:x1="14.4cm" svg:y1="30.4cm" svg:x2="17.2cm" svg:y2="30.4cm" draw:start-shape="id38" draw:start-glue-point="1" draw:end-shape="id40" draw:end-glue-point="5" svg:d="M14400 30400h2800" svg:viewBox="0 0 2801 1">
          <text:p/>
        </draw:connector>
        <draw:frame draw:style-name="gr7" draw:text-style-name="P7" draw:layer="layout" svg:width="1.6cm" svg:height="0.8cm" svg:x="14.4cm" svg:y="29.6cm">
          <draw:text-box>
            <text:p><text:span text:style-name="T5">(0,n)</text:span></text:p>
          </draw:text-box>
        </draw:frame>
        <draw:frame draw:style-name="gr11" draw:text-style-name="P7" draw:layer="layout" svg:width="1.6cm" svg:height="0.8cm" svg:x="23.2cm" svg:y="29.6cm">
          <draw:text-box>
            <text:p><text:span text:style-name="T5">(0,n)</text:span></text:p>
          </draw:text-box>
        </draw:frame>
        <draw:frame draw:style-name="gr17" draw:text-style-name="P7" xml:id="id41" draw:id="id41" draw:layer="layout" svg:width="1.4cm" svg:height="0.8cm" svg:x="20.4cm" svg:y="27.2cm">
          <draw:text-box>
            <text:p><text:span text:style-name="T5">Date</text:span></text:p>
          </draw:text-box>
        </draw:frame>
        <draw:connector draw:style-name="gr18" draw:text-style-name="P6" draw:layer="layout" svg:x1="19.6cm" svg:y1="29.6cm" svg:x2="20.4cm" svg:y2="27.6cm" draw:start-shape="id40" draw:start-glue-point="4" draw:end-shape="id41" draw:end-glue-point="3" svg:d="M19600 29600v-2000h800" svg:viewBox="0 0 801 2001">
          <text:p/>
        </draw:connector>
        <draw:frame draw:style-name="gr17" draw:text-style-name="P7" xml:id="id42" draw:id="id42" draw:layer="layout" svg:width="2.4cm" svg:height="0.8cm" svg:x="20.4cm" svg:y="28cm">
          <draw:text-box>
            <text:p><text:span text:style-name="T5">Quantité</text:span></text:p>
          </draw:text-box>
        </draw:frame>
        <draw:connector draw:style-name="gr18" draw:text-style-name="P6" draw:layer="layout" svg:x1="19.6cm" svg:y1="29.6cm" svg:x2="20.4cm" svg:y2="28.4cm" draw:start-shape="id40" draw:start-glue-point="4" draw:end-shape="id42" draw:end-glue-point="3" svg:d="M19600 29600v-1200h800" svg:viewBox="0 0 801 1201">
          <text:p/>
        </draw:connector>
        <draw:frame draw:style-name="gr17" draw:text-style-name="P7" xml:id="id43" draw:id="id43" draw:layer="layout" svg:width="1.6cm" svg:height="0.8cm" svg:x="20.4cm" svg:y="28.8cm">
          <draw:text-box>
            <text:p><text:span text:style-name="T5">Prix</text:span></text:p>
          </draw:text-box>
        </draw:frame>
        <draw:connector draw:style-name="gr18" draw:text-style-name="P6" draw:layer="layout" svg:x1="19.6cm" svg:y1="29.6cm" svg:x2="20.4cm" svg:y2="29.2cm" draw:start-shape="id40" draw:start-glue-point="4" draw:end-shape="id43" draw:end-glue-point="3" svg:d="M19600 29600v-400h800" svg:viewBox="0 0 801 401">
          <text:p/>
        </draw:connector>
        <draw:frame draw:style-name="gr17" draw:text-style-name="P7" xml:id="id44" draw:id="id44" draw:layer="layout" svg:width="2cm" svg:height="0.8cm" svg:x="28.8cm" svg:y="37.2cm">
          <draw:text-box>
            <text:p><text:span text:style-name="T5">Épuisé</text:span></text:p>
          </draw:text-box>
        </draw:frame>
        <draw:frame draw:style-name="gr17" draw:text-style-name="P7" xml:id="id45" draw:id="id45" draw:layer="layout" svg:width="2.4cm" svg:height="0.8cm" svg:x="28.8cm" svg:y="36.4cm">
          <draw:text-box>
            <text:p><text:span text:style-name="T5">Quantité</text:span></text:p>
          </draw:text-box>
        </draw:frame>
        <draw:connector draw:style-name="gr18" draw:text-style-name="P6" draw:layer="layout" svg:x1="28cm" svg:y1="36cm" svg:x2="28.8cm" svg:y2="37.6cm" draw:start-shape="id2" draw:start-glue-point="6" draw:end-shape="id44" draw:end-glue-point="3" svg:d="M28000 36000v1600h800" svg:viewBox="0 0 801 1601">
          <text:p/>
        </draw:connector>
        <draw:connector draw:style-name="gr18" draw:text-style-name="P6" draw:layer="layout" svg:x1="28cm" svg:y1="36cm" svg:x2="28.8cm" svg:y2="36.8cm" draw:start-shape="id2" draw:start-glue-point="6" draw:end-shape="id45" svg:d="M28000 36000v800h800" svg:viewBox="0 0 8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6.8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18:29:47.691000000</meta:creation-date>
    <dc:date>2015-05-23T14:37:56.211000000</dc:date>
    <meta:editing-duration>PT4H55M6S</meta:editing-duration>
    <meta:editing-cycles>29</meta:editing-cycles>
    <meta:generator>LibreOffice/4.4.3.2$Windows_x86 LibreOffice_project/88805f81e9fe61362df02b9941de8e38a9b5fd16</meta:generator>
    <meta:document-statistic meta:object-count="163"/>
  </office:meta>
</office:document-meta>
</file>